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688cm" fo:min-width="0.438cm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82cm" fo:min-width="1.201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1.068cm" fo:min-width="2.634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1.068cm" fo:min-width="2.633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3.45cm" fo:min-width="9.5cm"/>
    </style:style>
    <style:style style:name="gr8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54cm" fo:min-width="1.201cm"/>
    </style:style>
    <style:style style:name="gr10" style:family="graphic" style:parent-style-name="standard">
      <style:graphic-properties draw:fill="solid" draw:fill-color="#ffffff" draw:opacity="0%" draw:textarea-horizontal-align="justify" draw:textarea-vertical-align="middle" draw:auto-grow-height="false" fo:min-height="0.75cm" fo:min-width="0.5cm" draw:shadow="hidden"/>
    </style:style>
    <style:style style:name="gr11" style:family="graphic" style:parent-style-name="standard">
      <style:graphic-properties draw:stroke="dash" draw:stroke-dash="Dashed_20__28_var_29_" draw:opacity="0%" draw:textarea-horizontal-align="justify" draw:textarea-vertical-align="middle" draw:auto-grow-height="false" fo:min-height="2.05cm" fo:min-width="10.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5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.353cm" fo:line-height="115%" fo:text-align="center" fo:text-indent="0cm" style:text-autospace="none"/>
      <style:text-properties style:font-name="Verdana" fo:font-size="7pt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75cm" svg:height="1.875cm" svg:x="14.479cm" svg:y="6.6cm">
          <text:p text:style-name="P1"><text:span text:style-name="T1">Is</text:span></text:p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5.451cm" svg:y1="9.671cm" svg:x2="15.417cm" svg:y2="8.475cm" draw:start-shape="id1" draw:end-shape="id2" draw:end-glue-point="6" svg:d="M15451 9671l-34-1196" svg:viewBox="0 0 35 1197">
          <text:p/>
        </draw:connector>
        <draw:connector draw:style-name="gr2" draw:text-style-name="P3" draw:layer="layout" draw:type="line" svg:x1="16.354cm" svg:y1="7.537cm" svg:x2="17.413cm" svg:y2="7.559cm" draw:start-shape="id2" draw:end-shape="id3" svg:d="M16354 7537l1059 22" svg:viewBox="0 0 1060 23">
          <text:p/>
        </draw:connector>
        <draw:custom-shape draw:style-name="gr3" draw:text-style-name="P4" xml:id="id1" draw:id="id1" draw:layer="layout" svg:width="3.102cm" svg:height="1.282cm" svg:x="13.9cm" svg:y="9.671cm">
          <text:p text:style-name="P1"><text:span text:style-name="T1">Pipe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2.405cm" svg:height="1.318cm" svg:x="6.799cm" svg:y="10.701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3.134cm" svg:height="1.318cm" svg:x="6.434cm" svg:y="8.7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8.002cm" svg:y1="10.701cm" svg:x2="8.001cm" svg:y2="10.034cm" draw:start-shape="id4" draw:start-glue-point="4" draw:end-shape="id5" draw:end-glue-point="2" svg:d="M8002 10701l-1-667" svg:viewBox="0 0 2 668">
          <text:p/>
        </draw:connector>
        <draw:custom-shape draw:style-name="gr4" draw:text-style-name="P3" xml:id="id6" draw:id="id6" draw:layer="layout" svg:width="2.405cm" svg:height="1.318cm" svg:x="3.567cm" svg:y="10.701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7" draw:id="id7" draw:layer="layout" svg:width="3.133cm" svg:height="1.318cm" svg:x="3.202cm" svg:y="8.716cm">
          <text:p text:style-name="P5"><text:span text:style-name="T2">Water 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4.77cm" svg:y1="10.701cm" svg:x2="4.768cm" svg:y2="10.034cm" draw:start-shape="id6" draw:start-glue-point="4" draw:end-shape="id7" draw:end-glue-point="2" svg:d="M4770 10701l-2-667" svg:viewBox="0 0 3 668">
          <text:p/>
        </draw:connector>
        <draw:custom-shape draw:style-name="gr4" draw:text-style-name="P3" xml:id="id8" draw:id="id8" draw:layer="layout" svg:width="2.405cm" svg:height="1.318cm" svg:x="10.031cm" svg:y="10.701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9" draw:id="id9" draw:layer="layout" svg:width="3.133cm" svg:height="1.318cm" svg:x="9.667cm" svg:y="8.716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1.234cm" svg:y1="10.701cm" svg:x2="11.233cm" svg:y2="10.034cm" draw:start-shape="id8" draw:start-glue-point="4" draw:end-shape="id9" draw:end-glue-point="2" svg:d="M11234 10701l-1-667" svg:viewBox="0 0 2 668">
          <text:p/>
        </draw:connector>
        <draw:custom-shape draw:style-name="gr7" draw:text-style-name="P7" xml:id="id10" draw:id="id10" draw:layer="layout" svg:width="10cm" svg:height="3.7cm" svg:x="3cm" svg:y="8.488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9cm" svg:y1="10.312cm" svg:x2="13cm" svg:y2="10.338cm" draw:start-shape="id1" draw:start-glue-point="3" draw:end-shape="id10" draw:end-glue-point="1" svg:d="M13900 10312l-900 26" svg:viewBox="0 0 901 27">
          <text:p/>
        </draw:connector>
        <draw:custom-shape draw:style-name="gr8" draw:text-style-name="P4" xml:id="id3" draw:id="id3" draw:layer="layout" svg:width="3.2cm" svg:height="1.282cm" svg:x="17.413cm" svg:y="6.918cm">
          <text:p text:style-name="P1"><text:span text:style-name="T1">Flow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1" draw:id="id11" draw:layer="layout" svg:width="2.405cm" svg:height="1.418cm" svg:x="17.795cm" svg:y="4.782cm">
          <text:p text:style-name="P1"><text:span text:style-name="T1">Nam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3.133cm" svg:height="1.318cm" svg:x="4.267cm" svg:y="4.4cm">
          <text:p text:style-name="P5"><text:span text:style-name="T2">“</text:span><text:span text:style-name="T2">TE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8" draw:layer="layout" draw:type="line" svg:x1="18.998cm" svg:y1="6.2cm" svg:x2="19.013cm" svg:y2="6.918cm" draw:start-shape="id11" draw:start-glue-point="8" draw:end-shape="id3" draw:end-glue-point="0" svg:d="M18998 6200l15 718" svg:viewBox="0 0 16 719">
          <text:p/>
        </draw:connector>
        <draw:custom-shape draw:style-name="gr4" draw:text-style-name="P3" xml:id="id14" draw:id="id14" draw:layer="layout" svg:width="2.405cm" svg:height="1.318cm" svg:x="9.899cm" svg:y="15.265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3.134cm" svg:height="1.318cm" svg:x="9.534cm" svg:y="13.28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7.4cm" svg:y1="14.911cm" svg:x2="16.1cm" svg:y2="14.902cm" draw:start-shape="id12" draw:start-glue-point="3" draw:end-shape="id13" draw:end-glue-point="1" svg:d="M17400 14911l-1300-9" svg:viewBox="0 0 1301 10">
          <text:p/>
        </draw:connector>
        <draw:connector draw:style-name="gr2" draw:text-style-name="P3" draw:layer="layout" draw:type="line" svg:x1="11.102cm" svg:y1="15.265cm" svg:x2="11.101cm" svg:y2="14.598cm" draw:start-shape="id14" draw:start-glue-point="4" draw:end-shape="id15" draw:end-glue-point="2" svg:d="M11102 15265l-1-667" svg:viewBox="0 0 2 668">
          <text:p/>
        </draw:connector>
        <draw:custom-shape draw:style-name="gr4" draw:text-style-name="P3" xml:id="id16" draw:id="id16" draw:layer="layout" svg:width="2.405cm" svg:height="1.318cm" svg:x="6.667cm" svg:y="15.265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7" draw:id="id17" draw:layer="layout" svg:width="3.133cm" svg:height="1.318cm" svg:x="6.302cm" svg:y="13.28cm">
          <text:p text:style-name="P5"><text:span text:style-name="T2">Anchor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87cm" svg:y1="15.265cm" svg:x2="7.868cm" svg:y2="14.598cm" draw:start-shape="id16" draw:start-glue-point="4" draw:end-shape="id17" draw:end-glue-point="2" svg:d="M7870 15265l-2-667" svg:viewBox="0 0 3 668">
          <text:p/>
        </draw:connector>
        <draw:custom-shape draw:style-name="gr4" draw:text-style-name="P3" xml:id="id18" draw:id="id18" draw:layer="layout" svg:width="2.405cm" svg:height="1.318cm" svg:x="13.131cm" svg:y="15.265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9" draw:id="id19" draw:layer="layout" svg:width="3.133cm" svg:height="1.318cm" svg:x="12.767cm" svg:y="13.28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334cm" svg:y1="15.265cm" svg:x2="14.333cm" svg:y2="14.598cm" draw:start-shape="id18" draw:start-glue-point="4" draw:end-shape="id19" draw:end-glue-point="2" svg:d="M14334 15265l-1-667" svg:viewBox="0 0 2 668">
          <text:p/>
        </draw:connector>
        <draw:custom-shape draw:style-name="gr7" draw:text-style-name="P7" xml:id="id13" draw:id="id13" draw:layer="layout" svg:width="10cm" svg:height="3.7cm" svg:x="6.1cm" svg:y="13.05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3.2cm" svg:height="1.282cm" svg:x="17.4cm" svg:y="14.27cm"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20" draw:id="id20" draw:layer="layout" svg:width="2cm" svg:height="2cm" svg:x="18cm" svg:y="11.452cm">
          <text:p text:style-name="P1"><text:span text:style-name="T1">Is</text:span></text:p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8" draw:layer="layout" draw:type="line" svg:x1="19cm" svg:y1="13.452cm" svg:x2="19cm" svg:y2="14.27cm" draw:start-shape="id20" draw:start-glue-point="6" draw:end-shape="id12" svg:d="M19000 13452v818" svg:viewBox="0 0 1 819">
          <text:p/>
        </draw:connector>
        <draw:custom-shape draw:style-name="gr6" draw:text-style-name="P6" draw:layer="layout" svg:width="3.133cm" svg:height="1.318cm" svg:x="11.067cm" svg:y="4.4cm">
          <text:p text:style-name="P5"><text:span text:style-name="T2">“</text:span><text:span text:style-name="T2">Elbow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3.133cm" svg:height="1.318cm" svg:x="7.662cm" svg:y="4.4cm">
          <text:p text:style-name="P5"><text:span text:style-name="T2">“</text:span><text:span text:style-name="T2">Y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21" draw:id="id21" draw:layer="layout" svg:width="11.2cm" svg:height="2.3cm" svg:x="3.6cm" svg:y="3.9cm">
          <text:p/>
          <draw:enhanced-geometry svg:viewBox="0 0 21600 21600" draw:type="rectangle" draw:enhanced-path="M 0 0 L 21600 0 21600 21600 0 21600 0 0 Z N"/>
        </draw:custom-shape>
        <draw:connector draw:style-name="gr2" draw:text-style-name="P8" draw:layer="layout" svg:x1="19.013cm" svg:y1="8.2cm" svg:x2="19cm" svg:y2="11.452cm" draw:start-shape="id3" draw:start-glue-point="2" draw:end-shape="id20" draw:end-glue-point="4" svg:d="M19013 8200v1626h-13v1626" svg:viewBox="0 0 14 3253">
          <text:p/>
        </draw:connector>
        <draw:connector draw:style-name="gr2" draw:text-style-name="P8" draw:layer="layout" draw:line-skew="-0.299cm" svg:x1="18.998cm" svg:y1="4.782cm" svg:x2="9.2cm" svg:y2="3.9cm" draw:start-shape="id11" draw:start-glue-point="4" draw:end-shape="id21" draw:end-glue-point="0" svg:d="M18998 4782v-1682h-9798v800" svg:viewBox="0 0 9799 16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09T19:55:59.019000000</dc:date>
    <meta:editing-duration>PT53M23S</meta:editing-duration>
    <meta:editing-cycles>8</meta:editing-cycles>
    <meta:generator>LibreOffice/6.0.3.2$Windows_X86_64 LibreOffice_project/8f48d515416608e3a835360314dac7e47fd0b821</meta:generator>
    <meta:document-statistic meta:object-count="38"/>
  </office:meta>
</office:document-meta>
</file>